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110.6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LQEn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37:34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767" calcext:value-type="float">
            <text:p>767</text:p>
          </table:table-cell>
          <table:table-cell office:value-type="float" office:value="198" calcext:value-type="float">
            <text:p>198</text:p>
          </table:table-cell>
          <table:table-cell office:value-type="float" office:value="516" calcext:value-type="float">
            <text:p>516</text:p>
          </table:table-cell>
          <table:table-cell office:value-type="float" office:value="3.87373737373737" calcext:value-type="float">
            <text:p>3.87373737373737</text:p>
          </table:table-cell>
          <table:table-cell office:value-type="float" office:value="78.8844621513944" calcext:value-type="float">
            <text:p>78.8844621513944</text:p>
          </table:table-cell>
          <table:table-cell office:value-type="float" office:value="33.9723484848485" calcext:value-type="float">
            <text:p>33.9723484848485</text:p>
          </table:table-cell>
          <table:table-cell office:value-type="float" office:value="55.8284400273159" calcext:value-type="float">
            <text:p>55.82844002731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13, 7, 6, 7, 6, 6, 6]</text:p>
          </table:table-cell>
          <table:table-cell office:value-type="string" calcext:value-type="string">
            <text:p>[14, 14, 14, 16, 17, 17]</text:p>
          </table:table-cell>
          <table:table-cell office:value-type="float" office:value="60.9683420365535" calcext:value-type="float">
            <text:p>60.9683420365535</text:p>
          </table:table-cell>
          <table:table-cell office:value-type="float" office:value="7.47371763884294" calcext:value-type="float">
            <text:p>7.4737176388429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39:53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724" calcext:value-type="float">
            <text:p>724</text:p>
          </table:table-cell>
          <table:table-cell office:value-type="float" office:value="219" calcext:value-type="float">
            <text:p>219</text:p>
          </table:table-cell>
          <table:table-cell office:value-type="float" office:value="473" calcext:value-type="float">
            <text:p>473</text:p>
          </table:table-cell>
          <table:table-cell office:value-type="float" office:value="3.30593607305936" calcext:value-type="float">
            <text:p>3.30593607305936</text:p>
          </table:table-cell>
          <table:table-cell office:value-type="float" office:value="87.2509960159363" calcext:value-type="float">
            <text:p>87.2509960159363</text:p>
          </table:table-cell>
          <table:table-cell office:value-type="float" office:value="19.6061232876712" calcext:value-type="float">
            <text:p>19.6061232876712</text:p>
          </table:table-cell>
          <table:table-cell office:value-type="float" office:value="43.5388125793575" calcext:value-type="float">
            <text:p>43.5388125793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34301521438" calcext:value-type="float">
            <text:p>52.7434301521438</text:p>
          </table:table-cell>
          <table:table-cell office:value-type="float" office:value="0.176532190877139" calcext:value-type="float">
            <text:p>0.17653219087713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2:0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61" calcext:value-type="float">
            <text:p>561</text:p>
          </table:table-cell>
          <table:table-cell office:value-type="float" office:value="240" calcext:value-type="float">
            <text:p>240</text:p>
          </table:table-cell>
          <table:table-cell office:value-type="float" office:value="311" calcext:value-type="float">
            <text:p>311</text:p>
          </table:table-cell>
          <table:table-cell office:value-type="float" office:value="2.3375" calcext:value-type="float">
            <text:p>2.3375</text:p>
          </table:table-cell>
          <table:table-cell office:value-type="float" office:value="96" calcext:value-type="float">
            <text:p>96</text:p>
          </table:table-cell>
          <table:table-cell office:value-type="float" office:value="9.76275833333333" calcext:value-type="float">
            <text:p>9.76275833333333</text:p>
          </table:table-cell>
          <table:table-cell office:value-type="float" office:value="6.6085764831213" calcext:value-type="float">
            <text:p>6.608576483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5178571429" calcext:value-type="float">
            <text:p>52.7415178571429</text:p>
          </table:table-cell>
          <table:table-cell office:value-type="float" office:value="0.200544837440358" calcext:value-type="float">
            <text:p>0.20054483744035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5:55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1049" calcext:value-type="float">
            <text:p>1049</text:p>
          </table:table-cell>
          <table:table-cell office:value-type="float" office:value="140" calcext:value-type="float">
            <text:p>140</text:p>
          </table:table-cell>
          <table:table-cell office:value-type="float" office:value="798" calcext:value-type="float">
            <text:p>798</text:p>
          </table:table-cell>
          <table:table-cell office:value-type="float" office:value="7.49285714285714" calcext:value-type="float">
            <text:p>7.49285714285714</text:p>
          </table:table-cell>
          <table:table-cell office:value-type="float" office:value="55.7768924302789" calcext:value-type="float">
            <text:p>55.7768924302789</text:p>
          </table:table-cell>
          <table:table-cell office:value-type="float" office:value="6.66359285714286" calcext:value-type="float">
            <text:p>6.66359285714286</text:p>
          </table:table-cell>
          <table:table-cell office:value-type="float" office:value="3.77938744639247" calcext:value-type="float">
            <text:p>3.779387446392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13, 8, 7, 4, 3, 2]</text:p>
          </table:table-cell>
          <table:table-cell office:value-type="string" calcext:value-type="string">
            <text:p>[21, 22, 8, 6, 4]</text:p>
          </table:table-cell>
          <table:table-cell office:value-type="float" office:value="61.2397423664122" calcext:value-type="float">
            <text:p>61.2397423664122</text:p>
          </table:table-cell>
          <table:table-cell office:value-type="float" office:value="11.1641904373155" calcext:value-type="float">
            <text:p>11.164190437315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5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979" calcext:value-type="float">
            <text:p>979</text:p>
          </table:table-cell>
          <table:table-cell office:value-type="float" office:value="163" calcext:value-type="float">
            <text:p>163</text:p>
          </table:table-cell>
          <table:table-cell office:value-type="float" office:value="728" calcext:value-type="float">
            <text:p>728</text:p>
          </table:table-cell>
          <table:table-cell office:value-type="float" office:value="6.00613496932515" calcext:value-type="float">
            <text:p>6.00613496932515</text:p>
          </table:table-cell>
          <table:table-cell office:value-type="float" office:value="64.9402390438247" calcext:value-type="float">
            <text:p>64.9402390438247</text:p>
          </table:table-cell>
          <table:table-cell office:value-type="float" office:value="13.4084171779141" calcext:value-type="float">
            <text:p>13.4084171779141</text:p>
          </table:table-cell>
          <table:table-cell office:value-type="float" office:value="14.9130629351643" calcext:value-type="float">
            <text:p>14.913062935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51431492843" calcext:value-type="float">
            <text:p>52.7451431492843</text:p>
          </table:table-cell>
          <table:table-cell office:value-type="float" office:value="0.151810579015168" calcext:value-type="float">
            <text:p>0.15181057901516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2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1005" calcext:value-type="float">
            <text:p>1005</text:p>
          </table:table-cell>
          <table:table-cell office:value-type="float" office:value="156" calcext:value-type="float">
            <text:p>156</text:p>
          </table:table-cell>
          <table:table-cell office:value-type="float" office:value="754" calcext:value-type="float">
            <text:p>754</text:p>
          </table:table-cell>
          <table:table-cell office:value-type="float" office:value="6.44230769230769" calcext:value-type="float">
            <text:p>6.44230769230769</text:p>
          </table:table-cell>
          <table:table-cell office:value-type="float" office:value="62.1513944223108" calcext:value-type="float">
            <text:p>62.1513944223108</text:p>
          </table:table-cell>
          <table:table-cell office:value-type="float" office:value="6.54625" calcext:value-type="float">
            <text:p>6.54625</text:p>
          </table:table-cell>
          <table:table-cell office:value-type="float" office:value="3.77532914955769" calcext:value-type="float">
            <text:p>3.7753291495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52689243028" calcext:value-type="float">
            <text:p>52.7452689243028</text:p>
          </table:table-cell>
          <table:table-cell office:value-type="float" office:value="0.149833996424377" calcext:value-type="float">
            <text:p>0.14983399642437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43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1145" calcext:value-type="float">
            <text:p>1145</text:p>
          </table:table-cell>
          <table:table-cell office:value-type="float" office:value="102" calcext:value-type="float">
            <text:p>102</text:p>
          </table:table-cell>
          <table:table-cell office:value-type="float" office:value="894" calcext:value-type="float">
            <text:p>894</text:p>
          </table:table-cell>
          <table:table-cell office:value-type="float" office:value="11.2254901960784" calcext:value-type="float">
            <text:p>11.2254901960784</text:p>
          </table:table-cell>
          <table:table-cell office:value-type="float" office:value="40.6374501992032" calcext:value-type="float">
            <text:p>40.6374501992032</text:p>
          </table:table-cell>
          <table:table-cell office:value-type="float" office:value="11.9379509803922" calcext:value-type="float">
            <text:p>11.9379509803922</text:p>
          </table:table-cell>
          <table:table-cell office:value-type="float" office:value="18.8939811530371" calcext:value-type="float">
            <text:p>18.8939811530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58479020979" calcext:value-type="float">
            <text:p>52.7458479020979</text:p>
          </table:table-cell>
          <table:table-cell office:value-type="float" office:value="0.140375300954179" calcext:value-type="float">
            <text:p>0.14037530095417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862" calcext:value-type="float">
            <text:p>862</text:p>
          </table:table-cell>
          <table:table-cell office:value-type="float" office:value="168" calcext:value-type="float">
            <text:p>168</text:p>
          </table:table-cell>
          <table:table-cell office:value-type="float" office:value="612" calcext:value-type="float">
            <text:p>612</text:p>
          </table:table-cell>
          <table:table-cell office:value-type="float" office:value="5.13095238095238" calcext:value-type="float">
            <text:p>5.13095238095238</text:p>
          </table:table-cell>
          <table:table-cell office:value-type="float" office:value="67.2" calcext:value-type="float">
            <text:p>67.2</text:p>
          </table:table-cell>
          <table:table-cell office:value-type="float" office:value="24.7725535714286" calcext:value-type="float">
            <text:p>24.7725535714286</text:p>
          </table:table-cell>
          <table:table-cell office:value-type="float" office:value="41.5008258836007" calcext:value-type="float">
            <text:p>41.5008258836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44831591173" calcext:value-type="float">
            <text:p>52.7444831591173</text:p>
          </table:table-cell>
          <table:table-cell office:value-type="float" office:value="0.16178553291155" calcext:value-type="float">
            <text:p>0.1617855329115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01:5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621" calcext:value-type="float">
            <text:p>621</text:p>
          </table:table-cell>
          <table:table-cell office:value-type="float" office:value="237" calcext:value-type="float">
            <text:p>237</text:p>
          </table:table-cell>
          <table:table-cell office:value-type="float" office:value="371" calcext:value-type="float">
            <text:p>371</text:p>
          </table:table-cell>
          <table:table-cell office:value-type="float" office:value="2.62025316455696" calcext:value-type="float">
            <text:p>2.62025316455696</text:p>
          </table:table-cell>
          <table:table-cell office:value-type="float" office:value="94.8" calcext:value-type="float">
            <text:p>94.8</text:p>
          </table:table-cell>
          <table:table-cell office:value-type="float" office:value="25.6931687763713" calcext:value-type="float">
            <text:p>25.6931687763713</text:p>
          </table:table-cell>
          <table:table-cell office:value-type="float" office:value="32.8769277829314" calcext:value-type="float">
            <text:p>32.876927782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0032258064516" calcext:value-type="float">
            <text:p>46.0032258064516</text:p>
          </table:table-cell>
          <table:table-cell office:value-type="float" office:value="0.0802571309975789" calcext:value-type="float">
            <text:p>0.08025713099757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04:39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813" calcext:value-type="float">
            <text:p>813</text:p>
          </table:table-cell>
          <table:table-cell office:value-type="float" office:value="203" calcext:value-type="float">
            <text:p>203</text:p>
          </table:table-cell>
          <table:table-cell office:value-type="float" office:value="563" calcext:value-type="float">
            <text:p>563</text:p>
          </table:table-cell>
          <table:table-cell office:value-type="float" office:value="4.00492610837438" calcext:value-type="float">
            <text:p>4.00492610837438</text:p>
          </table:table-cell>
          <table:table-cell office:value-type="float" office:value="81.2" calcext:value-type="float">
            <text:p>81.2</text:p>
          </table:table-cell>
          <table:table-cell office:value-type="float" office:value="9.53334975369458" calcext:value-type="float">
            <text:p>9.53334975369458</text:p>
          </table:table-cell>
          <table:table-cell office:value-type="float" office:value="9.68252639602351" calcext:value-type="float">
            <text:p>9.6825263960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0024630541872" calcext:value-type="float">
            <text:p>46.0024630541872</text:p>
          </table:table-cell>
          <table:table-cell office:value-type="float" office:value="0.0701430091916165" calcext:value-type="float">
            <text:p>0.0701430091916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07:45</text:p>
          </table:table-cell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float" office:value="616" calcext:value-type="float">
            <text:p>616</text:p>
          </table:table-cell>
          <table:table-cell office:value-type="float" office:value="239" calcext:value-type="float">
            <text:p>239</text:p>
          </table:table-cell>
          <table:table-cell office:value-type="float" office:value="365" calcext:value-type="float">
            <text:p>365</text:p>
          </table:table-cell>
          <table:table-cell office:value-type="float" office:value="2.57740585774059" calcext:value-type="float">
            <text:p>2.57740585774059</text:p>
          </table:table-cell>
          <table:table-cell office:value-type="float" office:value="95.2191235059761" calcext:value-type="float">
            <text:p>95.2191235059761</text:p>
          </table:table-cell>
          <table:table-cell office:value-type="float" office:value="17.3524351464435" calcext:value-type="float">
            <text:p>17.3524351464435</text:p>
          </table:table-cell>
          <table:table-cell office:value-type="float" office:value="42.1458520459717" calcext:value-type="float">
            <text:p>42.145852045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0032520325203" calcext:value-type="float">
            <text:p>46.0032520325203</text:p>
          </table:table-cell>
          <table:table-cell office:value-type="float" office:value="0.0805821898755374" calcext:value-type="float">
            <text:p>0.08058218987553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0:53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653" calcext:value-type="float">
            <text:p>653</text:p>
          </table:table-cell>
          <table:table-cell office:value-type="float" office:value="225" calcext:value-type="float">
            <text:p>225</text:p>
          </table:table-cell>
          <table:table-cell office:value-type="float" office:value="403" calcext:value-type="float">
            <text:p>403</text:p>
          </table:table-cell>
          <table:table-cell office:value-type="float" office:value="2.90222222222222" calcext:value-type="float">
            <text:p>2.90222222222222</text:p>
          </table:table-cell>
          <table:table-cell office:value-type="float" office:value="90" calcext:value-type="float">
            <text:p>90</text:p>
          </table:table-cell>
          <table:table-cell office:value-type="float" office:value="10.02636" calcext:value-type="float">
            <text:p>10.02636</text:p>
          </table:table-cell>
          <table:table-cell office:value-type="float" office:value="11.2337382561718" calcext:value-type="float">
            <text:p>11.2337382561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0030674846626" calcext:value-type="float">
            <text:p>46.0030674846626</text:p>
          </table:table-cell>
          <table:table-cell office:value-type="float" office:value="0.078265955964252" calcext:value-type="float">
            <text:p>0.07826595596425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9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726666666667" calcext:value-type="float">
            <text:p>88.9726666666667</text:p>
          </table:table-cell>
          <table:table-cell office:value-type="float" office:value="1.05826251731579" calcext:value-type="float">
            <text:p>1.0582625173157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8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97" calcext:value-type="float">
            <text:p>597</text:p>
          </table:table-cell>
          <table:table-cell office:value-type="float" office:value="234" calcext:value-type="float">
            <text:p>234</text:p>
          </table:table-cell>
          <table:table-cell office:value-type="float" office:value="346" calcext:value-type="float">
            <text:p>346</text:p>
          </table:table-cell>
          <table:table-cell office:value-type="float" office:value="2.55128205128205" calcext:value-type="float">
            <text:p>2.55128205128205</text:p>
          </table:table-cell>
          <table:table-cell office:value-type="float" office:value="93.2270916334661" calcext:value-type="float">
            <text:p>93.2270916334661</text:p>
          </table:table-cell>
          <table:table-cell office:value-type="float" office:value="8.48534188034188" calcext:value-type="float">
            <text:p>8.48534188034188</text:p>
          </table:table-cell>
          <table:table-cell office:value-type="float" office:value="4.44439024624252" calcext:value-type="float">
            <text:p>4.4443902462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6971476510067" calcext:value-type="float">
            <text:p>48.6971476510067</text:p>
          </table:table-cell>
          <table:table-cell office:value-type="float" office:value="2.40358029612995" calcext:value-type="float">
            <text:p>2.4035802961299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6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23" calcext:value-type="float">
            <text:p>623</text:p>
          </table:table-cell>
          <table:table-cell office:value-type="float" office:value="236" calcext:value-type="float">
            <text:p>236</text:p>
          </table:table-cell>
          <table:table-cell office:value-type="float" office:value="372" calcext:value-type="float">
            <text:p>372</text:p>
          </table:table-cell>
          <table:table-cell office:value-type="float" office:value="2.63983050847458" calcext:value-type="float">
            <text:p>2.63983050847458</text:p>
          </table:table-cell>
          <table:table-cell office:value-type="float" office:value="94.0239043824701" calcext:value-type="float">
            <text:p>94.0239043824701</text:p>
          </table:table-cell>
          <table:table-cell office:value-type="float" office:value="10.4071610169492" calcext:value-type="float">
            <text:p>10.4071610169492</text:p>
          </table:table-cell>
          <table:table-cell office:value-type="float" office:value="24.5939749380562" calcext:value-type="float">
            <text:p>24.593974938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9.2278938906752" calcext:value-type="float">
            <text:p>49.2278938906752</text:p>
          </table:table-cell>
          <table:table-cell office:value-type="float" office:value="2.73417208881388" calcext:value-type="float">
            <text:p>2.7341720888138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7" calcext:value-type="float">
            <text:p>607</text:p>
          </table:table-cell>
          <table:table-cell office:value-type="float" office:value="233" calcext:value-type="float">
            <text:p>233</text:p>
          </table:table-cell>
          <table:table-cell office:value-type="float" office:value="356" calcext:value-type="float">
            <text:p>356</text:p>
          </table:table-cell>
          <table:table-cell office:value-type="float" office:value="2.60515021459227" calcext:value-type="float">
            <text:p>2.60515021459227</text:p>
          </table:table-cell>
          <table:table-cell office:value-type="float" office:value="92.8286852589642" calcext:value-type="float">
            <text:p>92.8286852589642</text:p>
          </table:table-cell>
          <table:table-cell office:value-type="float" office:value="9.18800858369099" calcext:value-type="float">
            <text:p>9.18800858369099</text:p>
          </table:table-cell>
          <table:table-cell office:value-type="float" office:value="8.77924641344058" calcext:value-type="float">
            <text:p>8.77924641344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9022277227723" calcext:value-type="float">
            <text:p>48.9022277227723</text:p>
          </table:table-cell>
          <table:table-cell office:value-type="float" office:value="2.89638715792699" calcext:value-type="float">
            <text:p>2.8963871579269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95" calcext:value-type="float">
            <text:p>695</text:p>
          </table:table-cell>
          <table:table-cell office:value-type="float" office:value="228" calcext:value-type="float">
            <text:p>228</text:p>
          </table:table-cell>
          <table:table-cell office:value-type="float" office:value="445" calcext:value-type="float">
            <text:p>445</text:p>
          </table:table-cell>
          <table:table-cell office:value-type="float" office:value="3.04824561403509" calcext:value-type="float">
            <text:p>3.04824561403509</text:p>
          </table:table-cell>
          <table:table-cell office:value-type="float" office:value="91.2" calcext:value-type="float">
            <text:p>91.2</text:p>
          </table:table-cell>
          <table:table-cell office:value-type="float" office:value="15.7185526315789" calcext:value-type="float">
            <text:p>15.7185526315789</text:p>
          </table:table-cell>
          <table:table-cell office:value-type="float" office:value="31.8844025536526" calcext:value-type="float">
            <text:p>31.884402553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0.4311959654179" calcext:value-type="float">
            <text:p>50.4311959654179</text:p>
          </table:table-cell>
          <table:table-cell office:value-type="float" office:value="3.60790380904413" calcext:value-type="float">
            <text:p>3.6079038090441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8:5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11" calcext:value-type="float">
            <text:p>511</text:p>
          </table:table-cell>
          <table:table-cell office:value-type="float" office:value="232" calcext:value-type="float">
            <text:p>232</text:p>
          </table:table-cell>
          <table:table-cell office:value-type="float" office:value="260" calcext:value-type="float">
            <text:p>260</text:p>
          </table:table-cell>
          <table:table-cell office:value-type="float" office:value="2.20258620689655" calcext:value-type="float">
            <text:p>2.20258620689655</text:p>
          </table:table-cell>
          <table:table-cell office:value-type="float" office:value="92.4302788844621" calcext:value-type="float">
            <text:p>92.4302788844621</text:p>
          </table:table-cell>
          <table:table-cell office:value-type="float" office:value="17.6262543103448" calcext:value-type="float">
            <text:p>17.6262543103448</text:p>
          </table:table-cell>
          <table:table-cell office:value-type="float" office:value="51.0906140600645" calcext:value-type="float">
            <text:p>51.090614060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196078431373" calcext:value-type="float">
            <text:p>88.9196078431373</text:p>
          </table:table-cell>
          <table:table-cell office:value-type="float" office:value="1.81372972972477" calcext:value-type="float">
            <text:p>1.8137297297247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41:13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468" calcext:value-type="float">
            <text:p>468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9.8856801619433" calcext:value-type="float">
            <text:p>19.8856801619433</text:p>
          </table:table-cell>
          <table:table-cell office:value-type="float" office:value="58.4857886427541" calcext:value-type="float">
            <text:p>58.4857886427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122055674518" calcext:value-type="float">
            <text:p>88.9122055674518</text:p>
          </table:table-cell>
          <table:table-cell office:value-type="float" office:value="1.89522132535726" calcext:value-type="float">
            <text:p>1.8952213253572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45:2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31" calcext:value-type="float">
            <text:p>431</text:p>
          </table:table-cell>
          <table:table-cell office:value-type="float" office:value="248" calcext:value-type="float">
            <text:p>248</text:p>
          </table:table-cell>
          <table:table-cell office:value-type="float" office:value="181" calcext:value-type="float">
            <text:p>181</text:p>
          </table:table-cell>
          <table:table-cell office:value-type="float" office:value="1.73790322580645" calcext:value-type="float">
            <text:p>1.73790322580645</text:p>
          </table:table-cell>
          <table:table-cell office:value-type="float" office:value="99.2" calcext:value-type="float">
            <text:p>99.2</text:p>
          </table:table-cell>
          <table:table-cell office:value-type="float" office:value="8.71508064516129" calcext:value-type="float">
            <text:p>8.71508064516129</text:p>
          </table:table-cell>
          <table:table-cell office:value-type="float" office:value="8.27172546125653" calcext:value-type="float">
            <text:p>8.27172546125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046511627907" calcext:value-type="float">
            <text:p>88.9046511627907</text:p>
          </table:table-cell>
          <table:table-cell office:value-type="float" office:value="1.97489516805937" calcext:value-type="float">
            <text:p>1.9748951680593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47:4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450" calcext:value-type="float">
            <text:p>450</text:p>
          </table:table-cell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 office:value-type="float" office:value="1.82186234817814" calcext:value-type="float">
            <text:p>1.82186234817814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4.9943198380567" calcext:value-type="float">
            <text:p>14.9943198380567</text:p>
          </table:table-cell>
          <table:table-cell office:value-type="float" office:value="40.8460917764212" calcext:value-type="float">
            <text:p>40.846091776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086859688196" calcext:value-type="float">
            <text:p>88.9086859688196</text:p>
          </table:table-cell>
          <table:table-cell office:value-type="float" office:value="1.93275374171311" calcext:value-type="float">
            <text:p>1.9327537417131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222" calcext:value-type="float">
            <text:p>222</text:p>
          </table:table-cell>
          <table:table-cell office:value-type="float" office:value="429" calcext:value-type="float">
            <text:p>429</text:p>
          </table:table-cell>
          <table:table-cell office:value-type="float" office:value="3.05855855855856" calcext:value-type="float">
            <text:p>3.05855855855856</text:p>
          </table:table-cell>
          <table:table-cell office:value-type="float" office:value="88.8" calcext:value-type="float">
            <text:p>88.8</text:p>
          </table:table-cell>
          <table:table-cell office:value-type="float" office:value="8.07894144144144" calcext:value-type="float">
            <text:p>8.07894144144144</text:p>
          </table:table-cell>
          <table:table-cell office:value-type="float" office:value="5.40831024561157" calcext:value-type="float">
            <text:p>5.4083102456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2994100295" calcext:value-type="float">
            <text:p>52.742994100295</text:p>
          </table:table-cell>
          <table:table-cell office:value-type="float" office:value="0.182288071381929" calcext:value-type="float">
            <text:p>0.18228807138192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752" calcext:value-type="float">
            <text:p>752</text:p>
          </table:table-cell>
          <table:table-cell office:value-type="float" office:value="214" calcext:value-type="float">
            <text:p>214</text:p>
          </table:table-cell>
          <table:table-cell office:value-type="float" office:value="501" calcext:value-type="float">
            <text:p>501</text:p>
          </table:table-cell>
          <table:table-cell office:value-type="float" office:value="3.51401869158878" calcext:value-type="float">
            <text:p>3.51401869158878</text:p>
          </table:table-cell>
          <table:table-cell office:value-type="float" office:value="85.2589641434263" calcext:value-type="float">
            <text:p>85.2589641434263</text:p>
          </table:table-cell>
          <table:table-cell office:value-type="float" office:value="8.86251869158879" calcext:value-type="float">
            <text:p>8.86251869158879</text:p>
          </table:table-cell>
          <table:table-cell office:value-type="float" office:value="9.7494501367655" calcext:value-type="float">
            <text:p>9.749450136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36750998668" calcext:value-type="float">
            <text:p>52.7436750998668</text:p>
          </table:table-cell>
          <table:table-cell office:value-type="float" office:value="0.173214523844843" calcext:value-type="float">
            <text:p>0.17321452384484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234" calcext:value-type="float">
            <text:p>234</text:p>
          </table:table-cell>
          <table:table-cell office:value-type="float" office:value="262" calcext:value-type="float">
            <text:p>262</text:p>
          </table:table-cell>
          <table:table-cell office:value-type="float" office:value="2.18803418803419" calcext:value-type="float">
            <text:p>2.18803418803419</text:p>
          </table:table-cell>
          <table:table-cell office:value-type="float" office:value="93.6" calcext:value-type="float">
            <text:p>93.6</text:p>
          </table:table-cell>
          <table:table-cell office:value-type="float" office:value="21.7629188034188" calcext:value-type="float">
            <text:p>21.7629188034188</text:p>
          </table:table-cell>
          <table:table-cell office:value-type="float" office:value="34.6692805818935" calcext:value-type="float">
            <text:p>34.669280581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7045009785" calcext:value-type="float">
            <text:p>52.7407045009785</text:p>
          </table:table-cell>
          <table:table-cell office:value-type="float" office:value="0.209921923700673" calcext:value-type="float">
            <text:p>0.20992192370067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5:00:3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755" calcext:value-type="float">
            <text:p>755</text:p>
          </table:table-cell>
          <table:table-cell office:value-type="float" office:value="199" calcext:value-type="float">
            <text:p>199</text:p>
          </table:table-cell>
          <table:table-cell office:value-type="float" office:value="505" calcext:value-type="float">
            <text:p>505</text:p>
          </table:table-cell>
          <table:table-cell office:value-type="float" office:value="3.79396984924623" calcext:value-type="float">
            <text:p>3.79396984924623</text:p>
          </table:table-cell>
          <table:table-cell office:value-type="float" office:value="79.6" calcext:value-type="float">
            <text:p>79.6</text:p>
          </table:table-cell>
          <table:table-cell office:value-type="float" office:value="22.4537286432161" calcext:value-type="float">
            <text:p>22.4537286432161</text:p>
          </table:table-cell>
          <table:table-cell office:value-type="float" office:value="30.651580415151" calcext:value-type="float">
            <text:p>30.65158041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3700265252" calcext:value-type="float">
            <text:p>52.743700265252</text:p>
          </table:table-cell>
          <table:table-cell office:value-type="float" office:value="0.172870047709703" calcext:value-type="float">
            <text:p>0.172870047709703</text:p>
          </table:table-cell>
          <table:table-cell office:value-type="float" office:value="754" calcext:value-type="float">
            <text:p>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19-06-18T18:33:01.503727290</dc:date>
    <dc:creator>Wendley Silva</dc:creator>
    <meta:editing-duration>PT25S</meta:editing-duration>
    <meta:editing-cycles>1</meta:editing-cycles>
    <meta:document-statistic meta:table-count="1" meta:cell-count="465" meta:object-count="0"/>
  </office:meta>
</office:document-meta>
</file>